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ymbol" svg:font-family="'Segoe UI Symbol'" style:font-family-generic="swiss" style:font-pitch="variable"/>
    <style:font-face style:name="Tahoma" svg:font-family="Tahoma" style:font-family-generic="swiss" style:font-pitch="variable"/>
  </office:font-face-decls>
  <office:automatic-styles>
    <style:style style:name="P1" style:family="paragraph" style:parent-style-name="Normale">
      <style:paragraph-properties fo:margin-left="0.026cm" fo:margin-right="-0.967cm" fo:margin-top="0cm" fo:margin-bottom="0cm" fo:line-height="107%" fo:text-align="start" style:justify-single-word="false" fo:text-indent="0cm" style:auto-text-indent="false">
        <style:tab-stops/>
      </style:paragraph-properties>
    </style:style>
    <style:style style:name="P2" style:family="paragraph" style:parent-style-name="Normale">
      <style:paragraph-properties fo:margin-left="0cm" fo:margin-right="0.004cm" fo:margin-top="0cm" fo:margin-bottom="0cm" fo:line-height="107%" fo:text-align="end" style:justify-single-word="false" fo:text-indent="0cm" style:auto-text-indent="false">
        <style:tab-stops/>
      </style:paragraph-properties>
    </style:style>
    <style:style style:name="P3" style:family="paragraph" style:parent-style-name="Normale">
      <style:paragraph-properties fo:margin-left="0.026cm" fo:margin-right="16.905cm" fo:margin-top="0cm" fo:margin-bottom="0.06cm" fo:line-height="96%" fo:text-align="start" style:justify-single-word="false" fo:text-indent="0cm" style:auto-text-indent="false">
        <style:tab-stops/>
      </style:paragraph-properties>
    </style:style>
    <style:style style:name="P4" style:family="paragraph" style:parent-style-name="Normale">
      <style:paragraph-properties fo:margin-left="0.018cm" fo:margin-right="0.076cm" fo:text-indent="0cm" style:auto-text-indent="false"/>
    </style:style>
    <style:style style:name="P5" style:family="paragraph" style:parent-style-name="Normale">
      <style:paragraph-properties fo:margin-left="0.018cm" fo:margin-right="0.076cm" fo:text-indent="0cm" style:auto-text-indent="false">
        <style:tab-stops/>
      </style:paragraph-properties>
    </style:style>
    <style:style style:name="P6" style:family="paragraph" style:parent-style-name="Normale">
      <style:paragraph-properties fo:margin-left="0.018cm" fo:margin-right="0.076cm" fo:text-indent="0cm" style:auto-text-indent="false">
        <style:tab-stops/>
      </style:paragraph-properties>
      <style:text-properties style:font-name="Calibri"/>
    </style:style>
    <style:style style:name="P7" style:family="paragraph" style:parent-style-name="Normale">
      <style:paragraph-properties fo:margin-left="0.018cm" fo:margin-right="0.076cm" fo:text-align="justify" style:justify-single-word="false" fo:text-indent="0cm" style:auto-text-indent="false">
        <style:tab-stops/>
      </style:paragraph-properties>
    </style:style>
    <style:style style:name="P8" style:family="paragraph" style:parent-style-name="Normale">
      <style:paragraph-properties fo:margin-left="0.018cm" fo:margin-right="0.076cm" fo:text-indent="0cm" style:auto-text-indent="false">
        <style:tab-stops/>
      </style:paragraph-properties>
      <style:text-properties fo:color="#800000" style:font-name="Calibri"/>
    </style:style>
    <style:style style:name="P9" style:family="paragraph" style:parent-style-name="Normale">
      <style:paragraph-properties fo:margin-left="0.018cm" fo:margin-right="0.076cm" fo:margin-top="0cm" fo:margin-bottom="0.434cm" fo:text-indent="0cm" style:auto-text-indent="false">
        <style:tab-stops/>
      </style:paragraph-properties>
      <style:text-properties style:font-name="Calibri"/>
    </style:style>
    <style:style style:name="P10" style:family="paragraph" style:parent-style-name="Normale">
      <style:paragraph-properties fo:margin-left="0.018cm" fo:margin-right="0.076cm" fo:margin-top="0cm" fo:margin-bottom="0.436cm" fo:text-indent="0cm" style:auto-text-indent="false">
        <style:tab-stops/>
      </style:paragraph-properties>
      <style:text-properties style:font-name="Calibri"/>
    </style:style>
    <style:style style:name="P11" style:family="paragraph" style:parent-style-name="Normale">
      <style:paragraph-properties fo:margin-left="0.018cm" fo:margin-right="0.076cm" fo:margin-top="0cm" fo:margin-bottom="0.427cm" fo:text-indent="0cm" style:auto-text-indent="false">
        <style:tab-stops/>
      </style:paragraph-properties>
      <style:text-properties style:font-name="Calibri"/>
    </style:style>
    <style:style style:name="P12" style:family="paragraph" style:parent-style-name="Normale">
      <style:paragraph-properties fo:margin-left="0.018cm" fo:margin-right="0.076cm" fo:margin-top="0cm" fo:margin-bottom="0.009cm" fo:text-indent="0cm" style:auto-text-indent="false">
        <style:tab-stops/>
      </style:paragraph-properties>
      <style:text-properties style:font-name="Calibri"/>
    </style:style>
    <style:style style:name="P13" style:family="paragraph" style:parent-style-name="Normale">
      <style:paragraph-properties fo:margin-left="0.018cm" fo:margin-right="0.076cm" fo:margin-top="0cm" fo:margin-bottom="0.009cm" fo:text-indent="0cm" style:auto-text-indent="false">
        <style:tab-stops/>
      </style:paragraph-properties>
    </style:style>
    <style:style style:name="P14" style:family="paragraph" style:parent-style-name="Normale">
      <style:paragraph-properties fo:margin-left="0.018cm" fo:margin-right="0.076cm" fo:margin-top="0cm" fo:margin-bottom="0.295cm" fo:text-indent="0cm" style:auto-text-indent="false">
        <style:tab-stops/>
      </style:paragraph-properties>
      <style:text-properties style:font-name="Calibri"/>
    </style:style>
    <style:style style:name="P15" style:family="paragraph" style:parent-style-name="Normale">
      <style:paragraph-properties fo:margin-left="0.018cm" fo:margin-right="0.076cm" fo:margin-top="0cm" fo:margin-bottom="0.432cm" fo:text-indent="0cm" style:auto-text-indent="false">
        <style:tab-stops/>
      </style:paragraph-properties>
    </style:style>
    <style:style style:name="P16" style:family="paragraph" style:parent-style-name="Normale">
      <style:paragraph-properties fo:margin-left="0.026cm" fo:margin-right="0cm" fo:margin-top="0cm" fo:margin-bottom="0.379cm" fo:line-height="107%" fo:text-align="start" style:justify-single-word="false" fo:text-indent="0cm" style:auto-text-indent="false">
        <style:tab-stops/>
      </style:paragraph-properties>
    </style:style>
    <style:style style:name="P17" style:family="paragraph" style:parent-style-name="Normale">
      <style:paragraph-properties fo:margin-left="0.026cm" fo:margin-right="0cm" fo:margin-top="0cm" fo:margin-bottom="0.379cm" fo:line-height="107%" fo:text-align="justify" style:justify-single-word="false" fo:text-indent="0cm" style:auto-text-indent="false">
        <style:tab-stops/>
      </style:paragraph-properties>
    </style:style>
    <style:style style:name="P18" style:family="paragraph" style:parent-style-name="Normale">
      <style:paragraph-properties fo:margin-left="0.026cm" fo:margin-right="0cm" fo:margin-top="0cm" fo:margin-bottom="0.379cm" fo:line-height="107%" fo:text-align="justify" style:justify-single-word="false" fo:text-indent="0cm" style:auto-text-indent="false">
        <style:tab-stops/>
      </style:paragraph-properties>
      <style:text-properties style:font-name="Calibri"/>
    </style:style>
    <style:style style:name="P19" style:family="paragraph" style:parent-style-name="Normale">
      <style:paragraph-properties fo:margin-left="0.026cm" fo:margin-right="0cm" fo:margin-top="0cm" fo:margin-bottom="0.381cm" fo:line-height="107%" fo:text-align="start" style:justify-single-word="false" fo:text-indent="0cm" style:auto-text-indent="false">
        <style:tab-stops/>
      </style:paragraph-properties>
      <style:text-properties style:font-name="Calibri"/>
    </style:style>
    <style:style style:name="P20" style:family="paragraph" style:parent-style-name="Normale">
      <style:paragraph-properties fo:margin-left="0.026cm" fo:margin-right="0cm" fo:margin-top="0cm" fo:margin-bottom="0.381cm" fo:line-height="107%" fo:text-align="start" style:justify-single-word="false" fo:text-indent="0cm" style:auto-text-indent="false">
        <style:tab-stops/>
      </style:paragraph-properties>
    </style:style>
    <style:style style:name="P21" style:family="paragraph" style:parent-style-name="Normale">
      <style:paragraph-properties fo:margin-left="0.026cm" fo:margin-right="0cm" fo:margin-top="0cm" fo:margin-bottom="0.381cm" fo:line-height="107%" fo:text-align="justify" style:justify-single-word="false" fo:text-indent="0cm" style:auto-text-indent="false">
        <style:tab-stops/>
      </style:paragraph-properties>
    </style:style>
    <style:style style:name="P22" style:family="paragraph" style:parent-style-name="Normale">
      <style:paragraph-properties fo:margin-left="0.026cm" fo:margin-right="0cm" fo:margin-top="0cm" fo:margin-bottom="0cm" fo:line-height="107%" fo:text-align="start" style:justify-single-word="false" fo:text-indent="0cm" style:auto-text-indent="false">
        <style:tab-stops/>
      </style:paragraph-properties>
    </style:style>
    <style:style style:name="P23" style:family="paragraph" style:parent-style-name="Normale">
      <style:paragraph-properties fo:margin-left="0.026cm" fo:margin-right="0cm" fo:margin-top="0cm" fo:margin-bottom="0.452cm" fo:line-height="107%" fo:text-align="start" style:justify-single-word="false" fo:text-indent="0cm" style:auto-text-indent="false">
        <style:tab-stops/>
      </style:paragraph-properties>
    </style:style>
    <style:style style:name="P24" style:family="paragraph" style:parent-style-name="Normale">
      <style:paragraph-properties fo:margin-left="0.026cm" fo:margin-right="0cm" fo:margin-top="0cm" fo:margin-bottom="0.452cm" fo:line-height="107%" fo:text-align="center" style:justify-single-word="false" fo:text-indent="0cm" style:auto-text-indent="false">
        <style:tab-stops/>
      </style:paragraph-properties>
      <style:text-properties style:font-name="Calibri"/>
    </style:style>
    <style:style style:name="P25" style:family="paragraph" style:parent-style-name="Normale">
      <style:paragraph-properties fo:margin-left="0.026cm" fo:margin-right="0cm" fo:margin-top="0cm" fo:margin-bottom="0.023cm" fo:line-height="107%" fo:text-align="start" style:justify-single-word="false" fo:text-indent="0cm" style:auto-text-indent="false">
        <style:tab-stops/>
      </style:paragraph-properties>
      <style:text-properties style:font-name="Calibri"/>
    </style:style>
    <style:style style:name="P26" style:family="paragraph" style:parent-style-name="Normale">
      <style:paragraph-properties fo:margin-left="0.026cm" fo:margin-right="0cm" fo:margin-top="0cm" fo:margin-bottom="0.377cm" fo:line-height="107%" fo:text-align="start" style:justify-single-word="false" fo:text-indent="0cm" style:auto-text-indent="false">
        <style:tab-stops/>
      </style:paragraph-properties>
    </style:style>
    <style:style style:name="P27" style:family="paragraph" style:parent-style-name="Normale">
      <style:paragraph-properties fo:margin-left="0.026cm" fo:margin-right="0cm" fo:margin-top="0cm" fo:margin-bottom="0.383cm" fo:line-height="107%" fo:text-align="start" style:justify-single-word="false" fo:text-indent="0cm" style:auto-text-indent="false">
        <style:tab-stops/>
      </style:paragraph-properties>
    </style:style>
    <style:style style:name="P28" style:family="paragraph" style:parent-style-name="Normale">
      <style:paragraph-properties fo:margin-left="0.026cm" fo:margin-right="0cm" fo:margin-top="0cm" fo:margin-bottom="0.446cm" fo:line-height="107%" fo:text-align="center" style:justify-single-word="false" fo:text-indent="0cm" style:auto-text-indent="false">
        <style:tab-stops/>
      </style:paragraph-properties>
    </style:style>
    <style:style style:name="P29" style:family="paragraph" style:parent-style-name="Normale">
      <style:paragraph-properties fo:margin-left="0.018cm" fo:margin-right="0cm" fo:margin-top="0cm" fo:margin-bottom="0.363cm" fo:line-height="111%" fo:text-indent="0cm" style:auto-text-indent="false">
        <style:tab-stops/>
      </style:paragraph-properties>
    </style:style>
    <style:style style:name="P30" style:family="paragraph" style:parent-style-name="Normale">
      <style:paragraph-properties fo:margin-left="1.277cm" fo:margin-right="0cm" fo:margin-top="0cm" fo:margin-bottom="0.452cm" fo:line-height="107%" fo:text-align="start" style:justify-single-word="false" fo:text-indent="0cm" style:auto-text-indent="false">
        <style:tab-stops/>
      </style:paragraph-properties>
      <style:text-properties style:font-name="Calibri"/>
    </style:style>
    <style:style style:name="P31" style:family="paragraph" style:parent-style-name="Normale">
      <style:paragraph-properties fo:margin-left="1.298cm" fo:margin-right="0cm" fo:margin-top="0cm" fo:margin-bottom="0.235cm" fo:line-height="107%" fo:text-align="start" style:justify-single-word="false" fo:text-indent="0cm" style:auto-text-indent="false">
        <style:tab-stops/>
      </style:paragraph-properties>
      <style:text-properties style:font-name="Calibri"/>
    </style:style>
    <style:style style:name="P32" style:family="paragraph" style:parent-style-name="Normale">
      <style:text-properties style:font-name="Calibri"/>
    </style:style>
    <style:style style:name="P33" style:family="paragraph" style:parent-style-name="Text_20_body">
      <style:paragraph-properties fo:text-align="justify" style:justify-single-word="false"/>
    </style:style>
    <style:style style:name="P34" style:family="paragraph" style:parent-style-name="Titolo_20_1">
      <style:paragraph-properties fo:margin-left="0.018cm" fo:margin-right="0cm" fo:text-indent="0cm" style:auto-text-indent="false">
        <style:tab-stops/>
      </style:paragraph-properties>
      <style:text-properties style:font-name="Calibri"/>
    </style:style>
    <style:style style:name="P35" style:family="paragraph" style:parent-style-name="Titolo_20_1">
      <style:paragraph-properties fo:margin-left="0.018cm" fo:margin-right="0cm" fo:text-align="center" style:justify-single-word="false" fo:text-indent="0cm" style:auto-text-indent="false">
        <style:tab-stops/>
      </style:paragraph-properties>
      <style:text-properties style:font-name="Calibri"/>
    </style:style>
    <style:style style:name="P36" style:family="paragraph" style:parent-style-name="Normale" style:master-page-name="MP0">
      <style:paragraph-properties fo:margin-left="0.042cm" fo:margin-right="0.004cm" fo:margin-top="0cm" fo:margin-bottom="0cm" fo:line-height="107%" fo:text-align="center" style:justify-single-word="false" fo:text-indent="0cm" style:auto-text-indent="false" style:page-number="auto" fo:break-before="page">
        <style:tab-stops/>
      </style:paragraph-properties>
    </style:style>
    <style:style style:name="P37" style:family="paragraph" style:parent-style-name="Normale" style:list-style-name="L1">
      <style:paragraph-properties fo:margin-left="0cm" fo:margin-right="0.076cm" fo:margin-top="0cm" fo:margin-bottom="0.081cm" fo:text-indent="-0.614cm" style:auto-text-indent="false"/>
      <style:text-properties style:font-name="Calibri"/>
    </style:style>
    <style:style style:name="P38" style:family="paragraph" style:parent-style-name="Normale" style:list-style-name="L1">
      <style:paragraph-properties fo:margin-left="0cm" fo:margin-right="0.076cm" fo:margin-top="0cm" fo:margin-bottom="0.028cm" fo:text-indent="-0.614cm" style:auto-text-indent="false"/>
      <style:text-properties style:font-name="Calibri"/>
    </style:style>
    <style:style style:name="P39" style:family="paragraph" style:parent-style-name="Normale" style:list-style-name="L1">
      <style:paragraph-properties fo:margin-left="0cm" fo:margin-right="0.076cm" fo:margin-top="0cm" fo:margin-bottom="0.025cm" fo:text-indent="-0.614cm" style:auto-text-indent="false"/>
      <style:text-properties style:font-name="Calibri"/>
    </style:style>
    <style:style style:name="P40" style:family="paragraph" style:parent-style-name="Normale" style:list-style-name="L1">
      <style:paragraph-properties fo:margin-left="0cm" fo:margin-right="0.076cm" fo:margin-top="0cm" fo:margin-bottom="0.309cm" fo:text-indent="-0.614cm" style:auto-text-indent="false"/>
      <style:text-properties style:font-name="Calibri"/>
    </style:style>
    <style:style style:name="P41" style:family="paragraph" style:parent-style-name="Normale" style:list-style-name="L1">
      <style:paragraph-properties fo:margin-left="0cm" fo:margin-right="0.076cm" fo:margin-top="0cm" fo:margin-bottom="0.074cm" fo:text-indent="-0.614cm" style:auto-text-indent="false"/>
      <style:text-properties style:font-name="Calibri"/>
    </style:style>
    <style:style style:name="P42" style:family="paragraph" style:parent-style-name="Normale" style:list-style-name="L1">
      <style:paragraph-properties fo:margin-left="0cm" fo:margin-right="0.076cm" fo:margin-top="0cm" fo:margin-bottom="0.071cm" fo:line-height="114%" fo:text-indent="-0.614cm" style:auto-text-indent="false"/>
      <style:text-properties style:font-name="Calibri"/>
    </style:style>
    <style:style style:name="P43" style:family="paragraph" style:parent-style-name="Normale" style:list-style-name="L1">
      <style:paragraph-properties fo:margin-left="0cm" fo:margin-right="0.076cm" fo:margin-top="0cm" fo:margin-bottom="0.072cm" fo:text-indent="-0.614cm" style:auto-text-indent="false"/>
      <style:text-properties style:font-name="Calibri"/>
    </style:style>
    <style:style style:name="P44" style:family="paragraph" style:parent-style-name="Normale" style:list-style-name="L1">
      <style:paragraph-properties fo:margin-left="0cm" fo:margin-right="0.076cm" fo:margin-top="0cm" fo:margin-bottom="0.079cm" fo:text-indent="-0.614cm" style:auto-text-indent="false"/>
      <style:text-properties style:font-name="Calibri"/>
    </style:style>
    <style:style style:name="P45" style:family="paragraph" style:parent-style-name="Normale" style:list-style-name="L1">
      <style:paragraph-properties fo:margin-left="0cm" fo:margin-right="0.076cm" fo:text-indent="-0.614cm" style:auto-text-indent="false"/>
      <style:text-properties style:font-name="Calibri"/>
    </style:style>
    <style:style style:name="P46" style:family="paragraph" style:parent-style-name="Normale" style:list-style-name="L5">
      <style:paragraph-properties fo:margin-left="0cm" fo:margin-right="0.076cm" fo:margin-top="0cm" fo:margin-bottom="0.24cm" fo:text-indent="-0.614cm" style:auto-text-indent="false"/>
      <style:text-properties style:font-name="Calibri"/>
    </style:style>
    <style:style style:name="P47" style:family="paragraph" style:parent-style-name="Normale" style:list-style-name="L6">
      <style:paragraph-properties fo:margin-left="0cm" fo:margin-right="0.076cm" fo:margin-top="0cm" fo:margin-bottom="0.24cm" fo:text-indent="-0.614cm" style:auto-text-indent="false"/>
      <style:text-properties style:font-name="Calibri"/>
    </style:style>
    <style:style style:name="P48" style:family="paragraph" style:parent-style-name="Normale" style:list-style-name="L5">
      <style:paragraph-properties fo:margin-left="0cm" fo:margin-right="0.076cm" fo:margin-top="0cm" fo:margin-bottom="0.291cm" fo:text-indent="-0.614cm" style:auto-text-indent="false"/>
      <style:text-properties style:font-name="Calibri"/>
    </style:style>
    <style:style style:name="P49" style:family="paragraph" style:parent-style-name="Normale" style:list-style-name="L7">
      <style:paragraph-properties fo:margin-left="0cm" fo:margin-right="0.076cm" fo:margin-top="0cm" fo:margin-bottom="0.291cm" fo:text-indent="-0.614cm" style:auto-text-indent="false"/>
      <style:text-properties style:font-name="Calibri"/>
    </style:style>
    <style:style style:name="P50" style:family="paragraph" style:parent-style-name="Normale" style:list-style-name="L5">
      <style:paragraph-properties fo:margin-left="0cm" fo:margin-right="0.076cm" fo:margin-top="0cm" fo:margin-bottom="0.236cm" fo:text-indent="-0.614cm" style:auto-text-indent="false"/>
      <style:text-properties fo:color="#800000" style:font-name="Calibri"/>
    </style:style>
    <style:style style:name="P51" style:family="paragraph" style:parent-style-name="Normale" style:list-style-name="L5">
      <style:paragraph-properties fo:margin-left="0cm" fo:margin-right="0.076cm" fo:margin-top="0cm" fo:margin-bottom="0.236cm" fo:text-indent="-0.614cm" style:auto-text-indent="false"/>
      <style:text-properties style:font-name="Calibri"/>
    </style:style>
    <style:style style:name="P52" style:family="paragraph" style:parent-style-name="Normale" style:list-style-name="L6">
      <style:paragraph-properties fo:margin-left="0cm" fo:margin-right="0.076cm" fo:margin-top="0cm" fo:margin-bottom="0.236cm" fo:text-indent="-0.614cm" style:auto-text-indent="false"/>
      <style:text-properties style:font-name="Calibri"/>
    </style:style>
    <style:style style:name="P53" style:family="paragraph" style:parent-style-name="Normale" style:list-style-name="L7">
      <style:paragraph-properties fo:margin-left="0cm" fo:margin-right="0.076cm" fo:margin-top="0cm" fo:margin-bottom="0.236cm" fo:text-indent="-0.614cm" style:auto-text-indent="false"/>
      <style:text-properties style:font-name="Calibri"/>
    </style:style>
    <style:style style:name="P54" style:family="paragraph" style:parent-style-name="Normale" style:list-style-name="L5">
      <style:paragraph-properties fo:margin-left="0cm" fo:margin-right="0.076cm" fo:margin-top="0cm" fo:margin-bottom="0.289cm" fo:text-indent="-0.614cm" style:auto-text-indent="false"/>
      <style:text-properties style:font-name="Calibri"/>
    </style:style>
    <style:style style:name="P55" style:family="paragraph" style:parent-style-name="Normale" style:list-style-name="L5">
      <style:paragraph-properties fo:margin-left="0cm" fo:margin-right="0.076cm" fo:margin-top="0cm" fo:margin-bottom="0.169cm" fo:text-indent="-0.614cm" style:auto-text-indent="false"/>
      <style:text-properties style:font-name="Calibri"/>
    </style:style>
    <style:style style:name="P56" style:family="paragraph" style:parent-style-name="Normale" style:list-style-name="L6">
      <style:paragraph-properties fo:margin-left="0cm" fo:margin-right="0.076cm" fo:margin-top="0cm" fo:margin-bottom="0.284cm" fo:text-indent="-0.614cm" style:auto-text-indent="false"/>
      <style:text-properties style:font-name="Calibri"/>
    </style:style>
    <style:style style:name="P57" style:family="paragraph" style:parent-style-name="Normale" style:list-style-name="L6">
      <style:paragraph-properties fo:margin-left="0cm" fo:margin-right="0.076cm" fo:margin-top="0cm" fo:margin-bottom="0.284cm" fo:text-indent="-0.614cm" style:auto-text-indent="false"/>
      <style:text-properties fo:color="#800000" style:font-name="Calibri"/>
    </style:style>
    <style:style style:name="P58" style:family="paragraph" style:parent-style-name="Normale" style:list-style-name="L6">
      <style:paragraph-properties fo:margin-left="0cm" fo:margin-right="0.076cm" fo:margin-top="0cm" fo:margin-bottom="0.286cm" fo:text-indent="-0.614cm" style:auto-text-indent="false"/>
      <style:text-properties style:font-name="Calibri"/>
    </style:style>
    <style:style style:name="P59" style:family="paragraph" style:parent-style-name="Normale" style:list-style-name="L6">
      <style:paragraph-properties fo:margin-left="0cm" fo:margin-right="0.076cm" fo:margin-top="0cm" fo:margin-bottom="0cm" fo:line-height="156%" fo:text-indent="-0.614cm" style:auto-text-indent="false"/>
    </style:style>
    <style:style style:name="P60" style:family="paragraph" style:parent-style-name="Normale" style:list-style-name="L7">
      <style:paragraph-properties fo:margin-left="0cm" fo:margin-right="0.076cm" fo:margin-top="0cm" fo:margin-bottom="0cm" fo:line-height="156%" fo:text-indent="-0.614cm" style:auto-text-indent="false"/>
    </style:style>
    <style:style style:name="P61" style:family="paragraph" style:parent-style-name="Normale" style:list-style-name="L7">
      <style:paragraph-properties fo:margin-left="0cm" fo:margin-right="0.076cm" fo:margin-top="0cm" fo:margin-bottom="0.242cm" fo:text-indent="-0.614cm" style:auto-text-indent="false"/>
      <style:text-properties style:font-name="Calibri"/>
    </style:style>
    <style:style style:name="P62" style:family="paragraph" style:parent-style-name="Normale" style:list-style-name="L2">
      <style:paragraph-properties fo:margin-left="0cm" fo:margin-right="0.076cm" fo:margin-top="0cm" fo:margin-bottom="0.025cm" fo:text-indent="-0.635cm" style:auto-text-indent="false"/>
      <style:text-properties style:font-name="Calibri"/>
    </style:style>
    <style:style style:name="P63" style:family="paragraph" style:parent-style-name="Normale" style:list-style-name="L2">
      <style:paragraph-properties fo:margin-left="0cm" fo:margin-right="0.076cm" fo:margin-top="0cm" fo:margin-bottom="0.078cm" fo:text-indent="-0.635cm" style:auto-text-indent="false"/>
      <style:text-properties style:font-name="Calibri"/>
    </style:style>
    <style:style style:name="P64" style:family="paragraph" style:parent-style-name="Normale" style:list-style-name="L2">
      <style:paragraph-properties fo:margin-left="0cm" fo:margin-right="0.076cm" fo:margin-top="0cm" fo:margin-bottom="0.074cm" fo:text-indent="-0.635cm" style:auto-text-indent="false"/>
      <style:text-properties fo:color="#800000" style:font-name="Calibri"/>
    </style:style>
    <style:style style:name="P65" style:family="paragraph" style:parent-style-name="Normale" style:list-style-name="L2">
      <style:paragraph-properties fo:margin-left="0cm" fo:margin-right="0.076cm" fo:margin-top="0cm" fo:margin-bottom="0.014cm" fo:text-indent="-0.635cm" style:auto-text-indent="false"/>
      <style:text-properties style:font-name="Calibri"/>
    </style:style>
    <style:style style:name="P66" style:family="paragraph" style:parent-style-name="Normale" style:list-style-name="L3">
      <style:paragraph-properties fo:margin-left="0cm" fo:margin-right="0.076cm" fo:margin-top="0cm" fo:margin-bottom="0.056cm" fo:text-indent="-0.635cm" style:auto-text-indent="false"/>
      <style:text-properties style:font-name="Calibri"/>
    </style:style>
    <style:style style:name="P67" style:family="paragraph" style:parent-style-name="Normale" style:list-style-name="L3">
      <style:paragraph-properties fo:margin-left="0cm" fo:margin-right="0.076cm" fo:margin-top="0cm" fo:margin-bottom="0.062cm" fo:text-indent="-0.635cm" style:auto-text-indent="false"/>
      <style:text-properties style:font-name="Calibri"/>
    </style:style>
    <style:style style:name="P68" style:family="paragraph" style:parent-style-name="Normale" style:list-style-name="L3">
      <style:paragraph-properties fo:margin-left="0cm" fo:margin-right="0.076cm" fo:margin-top="0cm" fo:margin-bottom="0.012cm" fo:text-indent="-0.635cm" style:auto-text-indent="false"/>
      <style:text-properties style:font-name="Calibri"/>
    </style:style>
    <style:style style:name="P69" style:family="paragraph" style:parent-style-name="Normale" style:list-style-name="L4">
      <style:paragraph-properties fo:margin-left="0.46cm" fo:margin-right="0.076cm" fo:text-indent="-0.46cm" style:auto-text-indent="false">
        <style:tab-stops/>
      </style:paragraph-properties>
      <style:text-properties style:font-name="Calibri"/>
    </style:style>
    <style:style style:name="P70" style:family="paragraph" style:parent-style-name="Normale" style:list-style-name="L8">
      <style:paragraph-properties fo:margin-left="0cm" fo:margin-right="0.076cm" fo:margin-top="0cm" fo:margin-bottom="0.069cm" fo:text-indent="-1cm" style:auto-text-indent="false"/>
      <style:text-properties style:font-name="Calibri"/>
    </style:style>
    <style:style style:name="P71" style:family="paragraph" style:parent-style-name="Normale" style:list-style-name="L8">
      <style:paragraph-properties fo:margin-left="0cm" fo:margin-right="0.076cm" fo:margin-top="0cm" fo:margin-bottom="0.065cm" fo:text-indent="-1cm" style:auto-text-indent="false"/>
      <style:text-properties style:font-name="Calibri"/>
    </style:style>
    <style:style style:name="P72" style:family="paragraph" style:parent-style-name="Normale" style:list-style-name="L8">
      <style:paragraph-properties fo:margin-left="0cm" fo:margin-right="0.076cm" fo:margin-top="0cm" fo:margin-bottom="0.021cm" fo:text-indent="-1cm" style:auto-text-indent="false"/>
      <style:text-properties style:font-name="Calibri"/>
    </style:style>
    <style:style style:name="T1" style:family="text">
      <style:text-properties style:font-name="Calibri"/>
    </style:style>
    <style:style style:name="T2" style:family="text">
      <style:text-properties style:font-name="Calibri" style:font-name-asian="Calibri" style:font-name-complex="Calibri"/>
    </style:style>
    <style:style style:name="T3" style:family="text">
      <style:text-properties style:font-name="Calibri" fo:font-size="8pt" style:font-name-asian="Calibri" style:font-size-asian="8pt" style:font-name-complex="Calibri"/>
    </style:style>
    <style:style style:name="T4" style:family="text">
      <style:text-properties style:font-name="Calibri" fo:font-weight="bold" style:font-weight-asian="bold"/>
    </style:style>
    <style:style style:name="T5" style:family="text">
      <style:text-properties style:font-name="Calibri" fo:font-weight="bold" style:font-weight-asian="bold" style:font-weight-complex="bold"/>
    </style:style>
    <style:style style:name="T6" style:family="text">
      <style:text-properties style:font-name="Calibri" fo:font-style="italic" style:font-style-asian="italic"/>
    </style:style>
    <style:style style:name="T7" style:family="text">
      <style:text-properties style:font-name="Calibri" style:font-name-asian="Tahoma" style:font-name-complex="Tahoma"/>
    </style:style>
    <style:style style:name="T8" style:family="text">
      <style:text-properties style:font-name="Calibri" fo:font-size="11pt"/>
    </style:style>
    <style:style style:name="T9" style:family="text">
      <style:text-properties fo:color="#555555" style:font-name="Calibri" fo:font-size="20pt" fo:font-weight="bold" style:font-name-asian="Times New Roman" style:font-size-asian="20pt" style:font-weight-asian="bold" style:font-name-complex="Times New Roman"/>
    </style:style>
    <style:style style:name="T10" style:family="text">
      <style:text-properties fo:color="#555555" style:font-name="Calibri" fo:font-size="10.5pt" style:font-name-asian="Arial" style:font-size-asian="10.5pt" style:font-name-complex="Arial"/>
    </style:style>
    <style:style style:name="T11" style:family="text">
      <style:text-properties fo:color="#555555" style:font-name="Calibri" fo:font-size="12pt" fo:font-weight="bold" style:font-size-asian="12pt" style:font-weight-asian="bold"/>
    </style:style>
    <style:style style:name="T12" style:family="text">
      <style:text-properties fo:color="#800000"/>
    </style:style>
    <style:style style:name="T13" style:family="text">
      <style:text-properties fo:color="#800000" style:font-name="Calibri"/>
    </style:style>
    <style:style style:name="T14" style:family="text">
      <style:text-properties fo:color="#800000" style:font-name="Calibri" fo:font-size="11pt"/>
    </style:style>
    <style:style style:name="T15" style:family="text">
      <style:text-properties fo:color="#800000" style:font-name="Calibri" fo:font-size="11pt" fo:font-weight="bold"/>
    </style:style>
    <style:style style:name="T16" style:family="text">
      <style:text-properties fo:font-variant="normal" fo:text-transform="none" style:font-name="Calibri" fo:font-size="11pt"/>
    </style:style>
    <text:list-style style:name="L1">
      <text:list-level-style-bullet text:level="1" text:style-name="WW_5f_CharLFO1LVL1" text:bullet-char="•">
        <style:list-level-properties text:list-level-position-and-space-mode="label-alignment">
          <style:list-level-label-alignment text:label-followed-by="listtab" fo:margin-left="1.277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1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1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1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1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1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1.277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2.519cm"/>
        </style:list-level-properties>
        <style:text-properties style:font-name="Segoe UI Symbol"/>
      </text:list-level-style-bullet>
      <text:list-level-style-bullet text:level="3" text:style-name="WW_5f_CharLFO2LVL3" text:bullet-char="▪">
        <style:list-level-properties text:list-level-position-and-space-mode="label-alignment">
          <style:list-level-label-alignment text:label-followed-by="listtab" fo:margin-left="3.789cm"/>
        </style:list-level-properties>
        <style:text-properties style:font-name="Segoe UI Symbol"/>
      </text:list-level-style-bullet>
      <text:list-level-style-bullet text:level="4" text:style-name="WW_5f_CharLFO2LVL4" text:bullet-char="•">
        <style:list-level-properties text:list-level-position-and-space-mode="label-alignment">
          <style:list-level-label-alignment text:label-followed-by="listtab" fo:margin-left="5.059cm"/>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margin-left="6.329cm"/>
        </style:list-level-properties>
        <style:text-properties style:font-name="Segoe UI Symbol"/>
      </text:list-level-style-bullet>
      <text:list-level-style-bullet text:level="6" text:style-name="WW_5f_CharLFO2LVL6" text:bullet-char="▪">
        <style:list-level-properties text:list-level-position-and-space-mode="label-alignment">
          <style:list-level-label-alignment text:label-followed-by="listtab" fo:margin-left="7.599cm"/>
        </style:list-level-properties>
        <style:text-properties style:font-name="Segoe UI Symbol"/>
      </text:list-level-style-bullet>
      <text:list-level-style-bullet text:level="7" text:style-name="WW_5f_CharLFO2LVL7" text:bullet-char="•">
        <style:list-level-properties text:list-level-position-and-space-mode="label-alignment">
          <style:list-level-label-alignment text:label-followed-by="listtab" fo:margin-left="8.869cm"/>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margin-left="10.139cm"/>
        </style:list-level-properties>
        <style:text-properties style:font-name="Segoe UI Symbol"/>
      </text:list-level-style-bullet>
      <text:list-level-style-bullet text:level="9" text:style-name="WW_5f_CharLFO2LVL9" text:bullet-char="▪">
        <style:list-level-properties text:list-level-position-and-space-mode="label-alignment">
          <style:list-level-label-alignment text:label-followed-by="listtab" fo:margin-left="11.409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a" style:num-letter-sync="true">
        <style:list-level-properties text:list-level-position-and-space-mode="label-alignment">
          <style:list-level-label-alignment text:label-followed-by="listtab" fo:margin-left="1.162cm"/>
        </style:list-level-properties>
      </text:list-level-style-number>
      <text:list-level-style-number text:level="2" text:style-name="WW_5f_CharLFO3LVL2" style:num-format="a" style:num-letter-sync="true">
        <style:list-level-properties text:list-level-position-and-space-mode="label-alignment">
          <style:list-level-label-alignment text:label-followed-by="listtab" fo:margin-left="2.406cm"/>
        </style:list-level-properties>
      </text:list-level-style-number>
      <text:list-level-style-number text:level="3" text:style-name="WW_5f_CharLFO3LVL3" style:num-format="i">
        <style:list-level-properties text:list-level-position-and-space-mode="label-alignment">
          <style:list-level-label-alignment text:label-followed-by="listtab" fo:margin-left="3.676cm"/>
        </style:list-level-properties>
      </text:list-level-style-number>
      <text:list-level-style-number text:level="4" text:style-name="WW_5f_CharLFO3LVL4" style:num-format="1">
        <style:list-level-properties text:list-level-position-and-space-mode="label-alignment">
          <style:list-level-label-alignment text:label-followed-by="listtab" fo:margin-left="4.946cm"/>
        </style:list-level-properties>
      </text:list-level-style-number>
      <text:list-level-style-number text:level="5" text:style-name="WW_5f_CharLFO3LVL5" style:num-format="a" style:num-letter-sync="true">
        <style:list-level-properties text:list-level-position-and-space-mode="label-alignment">
          <style:list-level-label-alignment text:label-followed-by="listtab" fo:margin-left="6.216cm"/>
        </style:list-level-properties>
      </text:list-level-style-number>
      <text:list-level-style-number text:level="6" text:style-name="WW_5f_CharLFO3LVL6" style:num-format="i">
        <style:list-level-properties text:list-level-position-and-space-mode="label-alignment">
          <style:list-level-label-alignment text:label-followed-by="listtab" fo:margin-left="7.486cm"/>
        </style:list-level-properties>
      </text:list-level-style-number>
      <text:list-level-style-number text:level="7" text:style-name="WW_5f_CharLFO3LVL7" style:num-format="1">
        <style:list-level-properties text:list-level-position-and-space-mode="label-alignment">
          <style:list-level-label-alignment text:label-followed-by="listtab" fo:margin-left="8.756cm"/>
        </style:list-level-properties>
      </text:list-level-style-number>
      <text:list-level-style-number text:level="8" text:style-name="WW_5f_CharLFO3LVL8" style:num-format="a" style:num-letter-sync="true">
        <style:list-level-properties text:list-level-position-and-space-mode="label-alignment">
          <style:list-level-label-alignment text:label-followed-by="listtab" fo:margin-left="10.026cm"/>
        </style:list-level-properties>
      </text:list-level-style-number>
      <text:list-level-style-number text:level="9" text:style-name="WW_5f_CharLFO3LVL9" style:num-format="i">
        <style:list-level-properties text:list-level-position-and-space-mode="label-alignment">
          <style:list-level-label-alignment text:label-followed-by="listtab"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a" style:num-letter-sync="true">
        <style:list-level-properties text:list-level-position-and-space-mode="label-alignment">
          <style:list-level-label-alignment text:label-followed-by="listtab" fo:margin-left="0.462cm"/>
        </style:list-level-properties>
      </text:list-level-style-number>
      <text:list-level-style-number text:level="2" text:style-name="WW_5f_CharLFO4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4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4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4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4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4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4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4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margin-left="1.277cm"/>
        </style:list-level-properties>
        <style:text-properties style:font-name="Arial"/>
      </text:list-level-style-bullet>
      <text:list-level-style-bullet text:level="2" text:style-name="WW_5f_CharLFO5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5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5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5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5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5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5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5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margin-left="1.277cm"/>
        </style:list-level-properties>
        <style:text-properties style:font-name="Arial"/>
      </text:list-level-style-bullet>
      <text:list-level-style-bullet text:level="2" text:style-name="WW_5f_CharLFO6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6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6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6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6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6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6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6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margin-left="1.27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7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7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7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7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7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8LVL1" style:num-suffix=")" style:num-format="a" style:num-letter-sync="true">
        <style:list-level-properties text:list-level-position-and-space-mode="label-alignment">
          <style:list-level-label-alignment text:label-followed-by="listtab" fo:margin-left="1.277cm"/>
        </style:list-level-properties>
      </text:list-level-style-number>
      <text:list-level-style-number text:level="2" text:style-name="WW_5f_CharLFO8LVL2" style:num-format="a" style:num-letter-sync="true">
        <style:list-level-properties text:list-level-position-and-space-mode="label-alignment">
          <style:list-level-label-alignment text:label-followed-by="listtab" fo:margin-left="2.155cm"/>
        </style:list-level-properties>
      </text:list-level-style-number>
      <text:list-level-style-number text:level="3" text:style-name="WW_5f_CharLFO8LVL3" style:num-format="i">
        <style:list-level-properties text:list-level-position-and-space-mode="label-alignment">
          <style:list-level-label-alignment text:label-followed-by="listtab" fo:margin-left="3.425cm"/>
        </style:list-level-properties>
      </text:list-level-style-number>
      <text:list-level-style-number text:level="4" text:style-name="WW_5f_CharLFO8LVL4" style:num-format="1">
        <style:list-level-properties text:list-level-position-and-space-mode="label-alignment">
          <style:list-level-label-alignment text:label-followed-by="listtab" fo:margin-left="4.695cm"/>
        </style:list-level-properties>
      </text:list-level-style-number>
      <text:list-level-style-number text:level="5" text:style-name="WW_5f_CharLFO8LVL5" style:num-format="a" style:num-letter-sync="true">
        <style:list-level-properties text:list-level-position-and-space-mode="label-alignment">
          <style:list-level-label-alignment text:label-followed-by="listtab" fo:margin-left="5.965cm"/>
        </style:list-level-properties>
      </text:list-level-style-number>
      <text:list-level-style-number text:level="6" text:style-name="WW_5f_CharLFO8LVL6" style:num-format="i">
        <style:list-level-properties text:list-level-position-and-space-mode="label-alignment">
          <style:list-level-label-alignment text:label-followed-by="listtab" fo:margin-left="7.235cm"/>
        </style:list-level-properties>
      </text:list-level-style-number>
      <text:list-level-style-number text:level="7" text:style-name="WW_5f_CharLFO8LVL7" style:num-format="1">
        <style:list-level-properties text:list-level-position-and-space-mode="label-alignment">
          <style:list-level-label-alignment text:label-followed-by="listtab" fo:margin-left="8.505cm"/>
        </style:list-level-properties>
      </text:list-level-style-number>
      <text:list-level-style-number text:level="8" text:style-name="WW_5f_CharLFO8LVL8" style:num-format="a" style:num-letter-sync="true">
        <style:list-level-properties text:list-level-position-and-space-mode="label-alignment">
          <style:list-level-label-alignment text:label-followed-by="listtab" fo:margin-left="9.775cm"/>
        </style:list-level-properties>
      </text:list-level-style-number>
      <text:list-level-style-number text:level="9" text:style-name="WW_5f_CharLFO8LVL9" style:num-format="i">
        <style:list-level-properties text:list-level-position-and-space-mode="label-alignment">
          <style:list-level-label-alignment text:label-followed-by="listtab"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Car._20_predefinito_20_paragrafo"><text:span text:style-name="T9">Statuto </text:span></text:span><text:span text:style-name="Car._20_predefinito_20_paragrafo"><text:span text:style-name="T9">dell’associazione “</text:span></text:span><text:span text:style-name="Car._20_predefinito_20_paragrafo"><text:span text:style-name="T9">FabLab Imola</text:span></text:span><text:span text:style-name="Car._20_predefinito_20_paragrafo"><text:span text:style-name="T9">”</text:span></text:span></text:p>
      <text:p text:style-name="P3"><text:span text:style-name="Car._20_predefinito_20_paragrafo"><text:span text:style-name="T10"><text:s/></text:span></text:span><text:span text:style-name="Car._20_predefinito_20_paragrafo"><text:span text:style-name="T11"><text:s/></text:span></text:span></text:p>
      <text:p text:style-name="P5"><text:span text:style-name="Car._20_predefinito_20_paragrafo"><text:span text:style-name="T4">Art. 1</text:span></text:span><text:span text:style-name="Car._20_predefinito_20_paragrafo"><text:span text:style-name="T1"> – Denominazione - E' costituita ai sensi della Legge 383/2000 e successive modifiche nonché nel rispetto degli artt. 36 e seguenti del Codice Civile l’associazione </text:span></text:span><text:span text:style-name="Car._20_predefinito_20_paragrafo"><text:span text:style-name="T4">“FabLab Imola”</text:span></text:span><text:span text:style-name="Car._20_predefinito_20_paragrafo"><text:span text:style-name="T1">, in seguito “Fablab”. </text:span></text:span></text:p>
      <text:p text:style-name="P8">L’associazione “Fablab” persegue fini di promozione della Fabbricazione Digitale e del Design condiviso, dell’Hardware e del Software Libero, dello Sviluppo Sostenibile, a vantaggio degli associati e di terzi; basa la propria attività sull’impegno volontario, libero e gratuito degli associati; ha vocazione solidaristica e mutualistica. <text:s/>LO SPIEGATE GIA' DOPO</text:p>
      <text:p text:style-name="P6">L’associazione “Fablab” è autonoma, pluralista, aconfessionale, apartitica, a carattere volontario e democratico. Non persegue finalità di lucro. </text:p>
      <text:p text:style-name="P16"><text:span text:style-name="T1"><text:s/></text:span><text:span text:style-name="Car._20_predefinito_20_paragrafo"><text:span text:style-name="T4">Art. 2</text:span></text:span><text:span text:style-name="Car._20_predefinito_20_paragrafo"><text:span text:style-name="T1"> – Sede <text:s/>- </text:span></text:span><text:span text:style-name="T1">L’associazione ha sede a Imola (BO) in Viale del Lavoro n°14. </text:span></text:p>
      <text:p text:style-name="P6">Il trasferimento della sede legale, <text:span text:style-name="T12">all'interno dello stesso Comune</text:span>,non comporta modifica statuaria, ma l’obbligo di comunicazione agli uffici competenti. </text:p>
      <text:p text:style-name="P16"><text:span text:style-name="T1"><text:s/></text:span><text:span text:style-name="Car._20_predefinito_20_paragrafo"><text:span text:style-name="T4">Art . 3</text:span></text:span><text:span text:style-name="Car._20_predefinito_20_paragrafo"><text:span text:style-name="T1"> – Principi </text:span></text:span></text:p>
      <text:p text:style-name="P9"><text:s/>I principi su cui si fonda l’associazione “Fablab” sono: </text:p>
      <text:list xml:id="list4896112826401624619" text:style-name="L1">
        <text:list-item>
          <text:p text:style-name="P37">la valorizzazione e la promozione di metodi di fabbricazione locale, attenti al fruitore e alle esigenze dell’utente; </text:p>
        </text:list-item>
        <text:list-item>
          <text:p text:style-name="P38">la promozione e la divulgazione della cultura Open Source, e degli strumenti su di essa basati; </text:p>
        </text:list-item>
        <text:list-item>
          <text:p text:style-name="P39">la valorizzazione di metodi produttivi attenti all’impatto ambientale; </text:p>
        </text:list-item>
        <text:list-item>
          <text:p text:style-name="P38">la promozione di reti di condivisione tra FabLab esistenti sul territorio nazionale ed estero; </text:p>
        </text:list-item>
        <text:list-item>
          <text:p text:style-name="P38">la valorizzazione di metodi produttivi non massificati; </text:p>
        </text:list-item>
        <text:list-item>
          <text:p text:style-name="P39">la centralità della formazione e dello scambio di conoscenze come mezzo di crescita; </text:p>
        </text:list-item>
        <text:list-item>
          <text:p text:style-name="P40">la centralità della rete come mezzo di condivisione del proprio operato; </text:p>
        </text:list-item>
      </text:list>
      <text:p text:style-name="P16"><text:span text:style-name="T1"><text:s/></text:span><text:span text:style-name="Car._20_predefinito_20_paragrafo"><text:span text:style-name="T4"><text:s/>Art. 4</text:span></text:span><text:span text:style-name="Car._20_predefinito_20_paragrafo"><text:span text:style-name="T1"> – Oggetto sociale </text:span></text:span></text:p>
      <text:p text:style-name="P9">L’associazione “Fablab” persegue le seguenti finalità: </text:p>
      <text:list xml:id="list31470650" text:continue-numbering="true" text:style-name="L1">
        <text:list-item>
          <text:p text:style-name="P41">promuovere e valorizzare le diverse attività proposte dagli associati, coerenti con la filosofia del Fablab; </text:p>
        </text:list-item>
        <text:list-item>
          <text:p text:style-name="P38">propugnare e divulgare l’utilizzo di mezzi di prototipazione digitali e di Design aperto; </text:p>
        </text:list-item>
        <text:list-item>
          <text:p text:style-name="P42">condivere i progetti realizzati a livello locale a livello planetario, attraverso la rete e il sito del Fablab; e viceversa ri-proporre e promuovere progetti realizzati altrove e condivisi attraverso gli stessi metodi, a livello locale; </text:p>
        </text:list-item>
        <text:list-item>
          <text:p text:style-name="P39">offrire un luogo di scambio e di creazione; </text:p>
        </text:list-item>
        <text:list-item>
          <text:p text:style-name="P43">munirsi – compatibilmente alle proprie possibilità – delle macchine necessarie per coprire tutti i vari livelli di fabbricazione digitale. </text:p>
        </text:list-item>
        <text:list-item>
          <text:p text:style-name="P40">promuovere la ricerca scientifica su vari livelli. </text:p>
        </text:list-item>
      </text:list>
      <text:p text:style-name="P16"><text:span text:style-name="Car._20_predefinito_20_paragrafo"><text:span text:style-name="T4"><text:s/></text:span></text:span></text:p>
      <text:p text:style-name="P5"><text:span text:style-name="Car._20_predefinito_20_paragrafo"><text:span text:style-name="T4">Art. 5</text:span></text:span><text:span text:style-name="Car._20_predefinito_20_paragrafo"><text:span text:style-name="T1"> - Attività - <text:s/></text:span></text:span><text:span text:style-name="T1">Per il perseguimento dei propri fini statutari, l’associazione “Fablab” potrà: </text:span></text:p>
      <text:list xml:id="list31480498" text:continue-numbering="true" text:style-name="L1">
        <text:list-item>
          <text:p text:style-name="P44"><text:soft-page-break/>favorire l’organizzazione di workshop, concorsi, seminari, ricerche, corsi sulle tematiche riportate all’Art. 3 e all’Art.4, spaziando dal Design, all’Architettura, alla prototipazione elettronica, alla realizzazione di ambienti e prodotti interattivi, alla narrazione attraverso le immagini ed i suoni; </text:p>
        </text:list-item>
        <text:list-item>
          <text:p text:style-name="P44">agire come consulente nei confronti di terzi per la prototipazione o la realizzazione di progetti in modalità e finalità da concordare tra le parti; </text:p>
        </text:list-item>
        <text:list-item>
          <text:p text:style-name="P45">curare attività di creazione di oggetti e sistemi per la risoluzione di problemi o per puro divertimento; </text:p>
        </text:list-item>
      </text:list>
      <text:p text:style-name="P6">L’associazione “Fablab” effettua ogni altra attività e/o servizio idonei al raggiungimento degli scopi statuari. </text:p>
      <text:p text:style-name="P17"><text:span text:style-name="T1"><text:s/></text:span><text:span text:style-name="Car._20_predefinito_20_paragrafo"><text:span text:style-name="T4">Art. 6</text:span></text:span><text:span text:style-name="Car._20_predefinito_20_paragrafo"><text:span text:style-name="T1"> - Per il perseguimento dei propri scopi l’associazione “Fablab” potrà inoltre aderire anche ad altri organismi di cui condivide finalità e metodi, collaborare con enti pubblici e privati al fine del conseguimento delle finalità statutarie, promuovere iniziative per raccolte occasionali di fondi al fine di reperire risorse finanziarie finalizzate solo ed esclusivamente al raggiungimento dell’oggetto sociale; effettuare attività commerciali e produttive, accessorie e strumentali ai fini istituzionali. </text:span></text:span></text:p>
      <text:p text:style-name="P21"><text:span text:style-name="T1"><text:s/></text:span><text:span text:style-name="Car._20_predefinito_20_paragrafo"><text:span text:style-name="T4">Art. 7</text:span></text:span><text:span text:style-name="Car._20_predefinito_20_paragrafo"><text:span text:style-name="T1"> – Durata dell’Associazione- </text:span></text:span><text:span text:style-name="T1">La durata dell’associazione “Fablab” è illimitata. </text:span></text:p>
      <text:p text:style-name="P28"><text:span text:style-name="Car._20_predefinito_20_paragrafo"><text:span text:style-name="T4"><text:s/>S</text:span></text:span><text:span text:style-name="T1">oci </text:span></text:p>
      <text:p text:style-name="P5"><text:span text:style-name="Car._20_predefinito_20_paragrafo"><text:span text:style-name="T4">Art. 8 - </text:span></text:span><text:span text:style-name="Car._20_predefinito_20_paragrafo"><text:span text:style-name="T1">Possono diventare soci dell'Associazione</text:span></text:span><text:span text:style-name="Car._20_predefinito_20_paragrafo"><text:span text:style-name="T6">, </text:span></text:span><text:span text:style-name="Car._20_predefinito_20_paragrafo"><text:span text:style-name="T1">tutti coloro che abbiano compiuto il </text:span></text:span><text:span text:style-name="Car._20_predefinito_20_paragrafo"><text:span text:style-name="T13">14°</text:span></text:span><text:span text:style-name="Car._20_predefinito_20_paragrafo"><text:span text:style-name="T1"> (???) anno di età e che, condividendone gli scopi, intendano impegnarsi per la loro realizzazione</text:span></text:span><text:span text:style-name="Car._20_predefinito_20_paragrafo"><text:span text:style-name="T4">. </text:span></text:span><text:span text:style-name="Car._20_predefinito_20_paragrafo"><text:span text:style-name="T1">L’Associazione</text:span></text:span><text:span text:style-name="Car._20_predefinito_20_paragrafo"><text:span text:style-name="T4"> </text:span></text:span><text:span text:style-name="Car._20_predefinito_20_paragrafo"><text:span text:style-name="T1">esclude la temporaneità della partecipazione alla vita associativa. Il mantenimento della qualifica di associato è subordinato al pagamento della quota associativa annuale nei termini prescritti dal Consiglio Direttivo </text:span></text:span><text:span text:style-name="Car._20_predefinito_20_paragrafo"><text:span text:style-name="T13">dall’assemblea</text:span></text:span><text:span text:style-name="Car._20_predefinito_20_paragrafo"><text:span text:style-name="T1">. La quota associativa è intrasmissibile.</text:span></text:span><text:span text:style-name="Car._20_predefinito_20_paragrafo"><text:span text:style-name="T4"> </text:span></text:span></text:p>
      <text:p text:style-name="P17"><text:span text:style-name="Car._20_predefinito_20_paragrafo"><text:span text:style-name="T4">Art. 9 -</text:span></text:span><text:span text:style-name="Car._20_predefinito_20_paragrafo"><text:span text:style-name="T1"> La domanda di ammissione ad associato deve essere presentata al Consiglio Direttivo. Il richiedente, nella domanda di ammissione dovrà specificare le proprie complete generalità impegnandosi a versare la quota associativa. Il Consiglio deciderà sull'accoglimento o il rigetto dell’ammissione dell’aspirante. </text:span></text:span></text:p>
      <text:p text:style-name="P16"><text:span text:style-name="Car._20_predefinito_20_paragrafo"><text:span text:style-name="T4"><text:s/>Art. 10</text:span></text:span><text:span text:style-name="Car._20_predefinito_20_paragrafo"><text:span text:style-name="T1">. Gli associati si dividono nelle seguenti categorie: </text:span></text:span></text:p>
      <text:list xml:id="list6609497871820259199" text:style-name="L2">
        <text:list-item>
          <text:p text:style-name="P62">fondatori: coloro che hanno fondato l'Associazione sottoscrivendo l'atto costitutivo; </text:p>
        </text:list-item>
        <text:list-item>
          <text:p text:style-name="P63">volontari/ordinari: coloro che, condividendo le finalità dell'Associazione, operano per il loro raggiungimento, secondo le proprie capacità personali e versano le quote associative; </text:p>
        </text:list-item>
        <text:list-item>
          <text:p text:style-name="P64">benemeriti: coloro ai quali l'Associazione deve particolare riconoscenza, vengono nominati dall'Assemblea Ordinaria, su proposta del Consiglio Direttivo. Gli associati benemeriti sono esentati dal pagamento di qualsiasi contributo, pur godendo di tutti i diritti degli altri tipi di associati. </text:p>
        </text:list-item>
        <text:list-item>
          <text:p text:style-name="P65">sostenitori: coloro che, oltre alla quota ordinaria, erogano contribuzioni volontarie straordinarie. <text:s/></text:p>
        </text:list-item>
      </text:list>
      <text:p text:style-name="P30"><text:s/></text:p>
      <text:p text:style-name="P23"><text:span text:style-name="Car._20_predefinito_20_paragrafo"><text:span text:style-name="T4"><text:s/></text:span></text:span></text:p>
      <text:h text:style-name="P34" text:outline-level="1">Diritti e doveri degli associati </text:h>
      <text:p text:style-name="P5"><text:span text:style-name="Car._20_predefinito_20_paragrafo"><text:span text:style-name="T4">Art. 11.</text:span></text:span><text:span text:style-name="Car._20_predefinito_20_paragrafo"><text:span text:style-name="T1"> Tutti gli associati hanno uguali diritti E DOVERI: gli associati hanno il diritto di essere informati su tutte le attività ed iniziative dell’Associazione, di partecipare con diritto di voto alle assemblee, di eleggere gli organi associativi ed essere eletti alle cariche associative e di svolgere il lavoro comunemente </text:span></text:span><text:span text:style-name="Car._20_predefinito_20_paragrafo"><text:span text:style-name="T1">concordato. <text:s/></text:span></text:span><text:span text:style-name="Car._20_predefinito_20_paragrafo"><text:span text:style-name="T13">PER I SOCI MINORENNI IL DIRITTO DI VOTO E' ESERCITATO DAL SOGGETTO AVENTE LA PATRIA POTESTA'.</text:span></text:span></text:p>
      <text:p text:style-name="P6"><text:soft-page-break/>Essi hanno, inoltre, il diritto di recedere, con preavviso scritto di almeno 8 giorni indirizzato al Consiglio Direttivo, dall’appartenenza all’Associazione. </text:p>
      <text:p text:style-name="P6">Gli associati hanno l’obbligo di rispettare e di far rispettare le norme dello Statuto e degli eventuali regolamenti. <text:s/></text:p>
      <text:p text:style-name="P6">Le prestazioni fornite dagli aderenti sono prevalentemente a carattere personale, volontario e gratuito. (, salvo eventuali rimborsi delle spese effettivamente sostenute e autorizzate preventivamente dal Consiglio Direttivo.) TOGLIEREI</text:p>
      <text:p text:style-name="P16"><text:span text:style-name="Car._20_predefinito_20_paragrafo"><text:span text:style-name="T4"><text:s/>Art. 12. </text:span></text:span><text:span text:style-name="Car._20_predefinito_20_paragrafo"><text:span text:style-name="T1">La qualità di associato si perde: </text:span></text:span></text:p>
      <text:list xml:id="list6669497693909512237" text:style-name="L3">
        <text:list-item>
          <text:p text:style-name="P66">per decesso; </text:p>
        </text:list-item>
        <text:list-item>
          <text:p text:style-name="P67">per morosità nel pagamento della quota associativa; </text:p>
        </text:list-item>
        <text:list-item>
          <text:p text:style-name="P66">per recesso volontario dietro presentazione di dimissioni scritte; </text:p>
        </text:list-item>
        <text:list-item>
          <text:p text:style-name="P68">per esclusione. </text:p>
        </text:list-item>
      </text:list>
      <text:p text:style-name="P6">Perdono la qualità di associato per esclusione coloro che si rendono colpevoli di atti di indisciplina e/o comportamenti scorretti ripetuti che costituiscono violazione di norme statutarie e/o regolamenti interni; oppure che senza adeguata ragione si mettano in condizione di inattività prolungata. </text:p>
      <text:p text:style-name="P11">La perdita di qualità di associato nei casi a), b) e c) è deliberata dal Consiglio Direttivo, mentre in caso di esclusione, la delibera del Consiglio Direttivo deve essere ratificata da parte della prima Assemblea utile. Contro il provvedimento di esclusione l’associato escluso ha 30 giorni di tempo per fare ricorso all’Assemblea. <text:s/></text:p>
      <text:p text:style-name="P23"><text:span text:style-name="Car._20_predefinito_20_paragrafo"><text:span text:style-name="T4"><text:s/>Art. 13 <text:s/>- Organi associativi e cariche elettive - </text:span></text:span><text:span text:style-name="Car._20_predefinito_20_paragrafo"><text:span text:style-name="T1">Sono organi dell’Associazione: </text:span></text:span></text:p>
      <text:list xml:id="list7212829575147688151" text:style-name="L4">
        <text:list-item>
          <text:p text:style-name="P69">l’Assemblea dei soci; </text:p>
        </text:list-item>
        <text:list-item>
          <text:p text:style-name="P69">il Consiglio Direttivo;</text:p>
        </text:list-item>
        <text:list-item>
          <text:p text:style-name="P69">il Presidente;</text:p>
        </text:list-item>
        <text:list-item>
          <text:p text:style-name="P69">l'Organo di revisione dei conti.</text:p>
        </text:list-item>
      </text:list>
      <text:p text:style-name="P33"><text:span text:style-name="T1">Tutte le cariche associative sono elettive e prevalentemente gratuite, </text:span><text:span text:style-name="T13">salvo il riconoscimento di eventuali rimborsi spese effettivamente sostenute.</text:span></text:p>
      <text:h text:style-name="P35" text:outline-level="1">Assemblea dei soci</text:h>
      <text:p text:style-name="P5"><text:span text:style-name="Car._20_predefinito_20_paragrafo"><text:span text:style-name="T4">Art. 14. </text:span></text:span><text:span text:style-name="Car._20_predefinito_20_paragrafo"><text:span text:style-name="T1">L’Assemblea è organo sovrano ed è composta da tutti i soci. L’Assemblea viene convocata dal Presidente, almeno una volta l’anno, entro quattro mesi dalla chiusura dell’esercizio </text:span></text:span><text:span text:style-name="Car._20_predefinito_20_paragrafo"><text:span text:style-name="T13">o entro 180 giorni se ne ricorrano gravi motivazioni</text:span></text:span><text:span text:style-name="Car._20_predefinito_20_paragrafo"><text:span text:style-name="T1">, per l’approvazione del bilancio/rendiconto economico finanziario consuntivo. L’Assemblea viene convocata, inoltre, dal Presidente o dal Consiglio Direttivo quando se ne ravvisi la necessità o quando ne è fatta richiesta motivata da almeno un decimo degli associati. L’Assemblea è presieduta dal Presidente del Consiglio Direttivo in carica. </text:span></text:span></text:p>
      <text:p text:style-name="P6">Le Assemblee, sia ordinarie che straordinarie, sono convocate mediante invio di lettera o e-mail a tutti gli associati, anche se sospesi o esclusi in attesa di giudizio definitivo dell’Assemblea, almeno 10 giorni prima del giorno previsto. <text:s/></text:p>
      <text:p text:style-name="P6"><text:soft-page-break/>L’avviso di convocazione deve contenere il giorno, l’ora e sede della convocazione; l’ordine del giorno con i punti oggetto del dibattimento. </text:p>
      <text:p text:style-name="P20"><text:span text:style-name="Car._20_predefinito_20_paragrafo"><text:span text:style-name="T4"><text:s/>Art. 15. </text:span></text:span><text:span text:style-name="Car._20_predefinito_20_paragrafo"><text:span text:style-name="T1">L’Assemblea può essere costituita in forma ordinaria e straordinaria. <text:s/></text:span></text:span></text:p>
      <text:p text:style-name="P17"><text:span text:style-name="Car._20_predefinito_20_paragrafo"><text:span text:style-name="T4"><text:s/>Art. 16. </text:span></text:span><text:span text:style-name="Car._20_predefinito_20_paragrafo"><text:span text:style-name="T1">L’Assemblea ordinaria è validamente costituita con la presenza di almeno la metà degli associati, mentre in seconda convocazione, </text:span></text:span><text:span text:style-name="Car._20_predefinito_20_paragrafo"><text:span text:style-name="T13">da tenersi anche nello stesso giorno,</text:span></text:span><text:span text:style-name="Car._20_predefinito_20_paragrafo"><text:span text:style-name="T1"> è valida la deliberazione presa qualunque sia il numero degli intervenuti</text:span></text:span><text:span text:style-name="Car._20_predefinito_20_paragrafo"><text:span text:style-name="T6">. </text:span></text:span><text:span text:style-name="Car._20_predefinito_20_paragrafo"><text:span text:style-name="T1"><text:s/>È consentita l’espressione del voto per delega. Ciascun associato può essere latore di massimo due deleghe.</text:span></text:span><text:span text:style-name="Car._20_predefinito_20_paragrafo"><text:span text:style-name="T6"> </text:span></text:span></text:p>
      <text:p text:style-name="P7"><text:span text:style-name="Car._20_predefinito_20_paragrafo"><text:span text:style-name="T1">Le deliberazioni dell’Assemblea ordinaria sono prese a maggioranza dei voti, presenti e per delega, sono espresse con voto palese tranne quelle riguardanti le persone e la qualità delle persone (o quando l’Assemblea lo ritenga opportuno), sono immediatamente esecutive e devono risultare insieme alla sintesi del dibattito da apposito verbale sottoscritto dal Presidente e dal segretario dell’Assemblea. </text:span></text:span><text:span text:style-name="Car._20_predefinito_20_paragrafo"><text:span text:style-name="T6"><text:s/></text:span></text:span></text:p>
      <text:p text:style-name="P16"><text:span text:style-name="T4"><text:s/></text:span><text:span text:style-name="Car._20_predefinito_20_paragrafo"><text:span text:style-name="T4">Art. 17</text:span></text:span><text:span text:style-name="Car._20_predefinito_20_paragrafo"><text:span text:style-name="T1">. L’Assemblea ordinaria ha i seguenti compiti: </text:span></text:span></text:p>
      <text:list xml:id="list4221639664354047838" text:style-name="L5">
        <text:list-item>
          <text:p text:style-name="P46">approva il bilancio/rendiconto economico consuntivo; </text:p>
        </text:list-item>
        <text:list-item>
          <text:p text:style-name="P46">definisce il programma generale annuale di attività; </text:p>
        </text:list-item>
        <text:list-item>
          <text:p text:style-name="P48">procede alla nomina dei consiglieri e delle altre cariche elettive determinandone previamente il numero dei componenti; </text:p>
        </text:list-item>
        <text:list-item>
          <text:p text:style-name="P50">determina l’ammontare delle quote associative e il termine ultimo per il loro versamento; </text:p>
        </text:list-item>
        <text:list-item>
          <text:p text:style-name="P54">approva gli eventuali regolamenti predisposti dal Consiglio Direttivo per il funzionamento dell’Associazione; </text:p>
        </text:list-item>
        <text:list-item>
          <text:p text:style-name="P51">delibera sulle responsabilità dei Consiglieri; <text:s/></text:p>
        </text:list-item>
        <text:list-item>
          <text:p text:style-name="P46">decide sulla decadenza degli associati ai sensi dell’art. 9; <text:s/></text:p>
        </text:list-item>
        <text:list-item>
          <text:p text:style-name="P55">decide su tutti gli argomenti posti all’Ordine del Giorno. </text:p>
        </text:list-item>
      </text:list>
      <text:p text:style-name="P31"/>
      <text:p text:style-name="P5"><text:span text:style-name="Car._20_predefinito_20_paragrafo"><text:span text:style-name="T4">Art. 18. </text:span></text:span><text:span text:style-name="Car._20_predefinito_20_paragrafo"><text:span text:style-name="T1">L’Assemblea straordinaria delibera sulla modifica dello Statuto; sullo scioglimento dell’Associazione e sulla devoluzione del patrimonio. </text:span></text:span></text:p>
      <text:p text:style-name="P6">Per le modifiche statutarie l’Assemblea straordinaria delibera <text:span text:style-name="T12">in prima convocazione</text:span> in presenza di almeno due terzi degli associati e con il voto favorevole della maggioranza dei presenti; per lo scioglimento dell’Associazione e devoluzione del patrimonio, l’Assemblea straordinaria delibera con il voto favorevole di almeno tre quarti degli associati. <text:s/></text:p>
      <text:p text:style-name="P24"><text:s/>Consiglio Direttivo </text:p>
      <text:p text:style-name="P5"><text:span text:style-name="Car._20_predefinito_20_paragrafo"><text:span text:style-name="T4">Art. 19. </text:span></text:span><text:span text:style-name="Car._20_predefinito_20_paragrafo"><text:span text:style-name="T1">Il Consiglio Direttivo è composto da 5 a </text:span></text:span><text:span text:style-name="Car._20_predefinito_20_paragrafo"><text:span text:style-name="T13">15 membri,</text:span></text:span><text:span text:style-name="Car._20_predefinito_20_paragrafo"><text:span text:style-name="T1"> nominati dall’Assemblea; esso dura in carica 3 esercizi e i suoi componenti sono rieleggibili per massimo n. 5 mandati. </text:span></text:span></text:p>
      <text:p text:style-name="P19"><text:s/></text:p>
      <text:p text:style-name="P5"><text:span text:style-name="Car._20_predefinito_20_paragrafo"><text:span text:style-name="T4">Art. 20. </text:span></text:span><text:span text:style-name="Car._20_predefinito_20_paragrafo"><text:span text:style-name="T1">Il Consiglio Direttivo è convocato dal Presidente ogni volta che vi sia materia su cui deliberare, quando ne sia fatta richiesta da almeno un terzo dei consiglieri. </text:span></text:span></text:p>
      <text:p text:style-name="P5"><text:soft-page-break/><text:span text:style-name="Car._20_predefinito_20_paragrafo"><text:span text:style-name="T1">La convocazione è fatta a mezzo lettera, e-mail o avviso affisso nella sede sociale almeno 10 giorni prima della riunione</text:span></text:span><text:span text:style-name="Car._20_predefinito_20_paragrafo"><text:span text:style-name="T6">. </text:span></text:span></text:p>
      <text:p text:style-name="P6">Le riunioni sono valide quando vi interviene la maggioranza dei consiglieri. <text:s/></text:p>
      <text:p text:style-name="P12">Le deliberazioni sono prese a maggioranza assoluta dei presenti. </text:p>
      <text:p text:style-name="P12">Le riunioni del Consiglio Direttivo possono anche essere tenute in teleconferenza o in videoconferenza, a condizione che tutti i partecipanti possano essere identificati e che sia loro consentito di seguire la discussione, di ricevere, trasmettere o visionare documenti, di intervenire oralmente e in tempo reale su tutti gli argomenti. In tal caso il Consiglio Direttivo si considera tenuto nel luogo dove si trova il Presidente e dove deve trovarsi anche il Segretario della riunione, onde consentire la stesura e sottoscrizione del verbale sul relativo libro. </text:p>
      <text:p text:style-name="P25"><text:s/></text:p>
      <text:p text:style-name="P5"><text:span text:style-name="Car._20_predefinito_20_paragrafo"><text:span text:style-name="T4">Art. 21. </text:span></text:span><text:span text:style-name="Car._20_predefinito_20_paragrafo"><text:span text:style-name="T1">Il Consiglio Direttivo è investito dei più ampi poteri per la gestione dell’Associazione: pone in essere ogni atto esecutivo necessario per la realizzazione del programma di attività che non sia riservato per legge o per statuto alla competenza dell’Assemblea degli associati. </text:span></text:span></text:p>
      <text:p text:style-name="P14">Nello specifico: </text:p>
      <text:list xml:id="list8153862101964711463" text:style-name="L6">
        <text:list-item>
          <text:p text:style-name="P47">elegge tra i propri componenti il presidente e lo revoca; </text:p>
        </text:list-item>
        <text:list-item>
          <text:p text:style-name="P52">elegge tra i propri componenti il vice presidente e lo revoca; <text:s/></text:p>
        </text:list-item>
        <text:list-item>
          <text:p text:style-name="P47">nomina il <text:span text:style-name="T12">tesoriere</text:span> e il segretario; </text:p>
        </text:list-item>
        <text:list-item>
          <text:p text:style-name="P56">attua tutti gli atti di ordinaria e straordinaria amministrazione non espressamente demandati all’Assemblea; </text:p>
        </text:list-item>
        <text:list-item>
          <text:p text:style-name="P57">stabilisce l'entità della quota associativa annuale;</text:p>
        </text:list-item>
        <text:list-item>
          <text:p text:style-name="P47">cura l’esecuzione dei deliberati dell’Assemblea; </text:p>
        </text:list-item>
        <text:list-item>
          <text:p text:style-name="P52">predispone all’Assemblea il programma annuale di attività; </text:p>
        </text:list-item>
        <text:list-item>
          <text:p text:style-name="P58">presenta annualmente all’Assemblea per l’approvazione: la relazione; il rendiconto economico e finanziario dell’esercizio trascorso da cui devono risultare i beni, i contributi, i lasciti ricevuti e le spese per capitoli e voci analitiche; <text:s/></text:p>
        </text:list-item>
        <text:list-item>
          <text:p text:style-name="P47">conferisce procure generali e speciali; </text:p>
        </text:list-item>
        <text:list-item>
          <text:p text:style-name="P58">propone all’Assemblea i Regolamenti per il funzionamento dell’Associazione e degli organi associativi; </text:p>
        </text:list-item>
        <text:list-item>
          <text:p text:style-name="P47">riceve, accetta o respinge le domande di adesione di nuovi associati come da art. 6; <text:s text:c="2"/></text:p>
        </text:list-item>
        <text:list-item>
          <text:p text:style-name="P59"><text:span text:style-name="Car._20_predefinito_20_paragrafo"><text:span text:style-name="T1">ratifica e respinge i provvedimenti d’urgenza adottati dal Presidente; </text:span></text:span></text:p>
        </text:list-item>
        <text:list-item>
          <text:p text:style-name="P59"><text:span text:style-name="Car._20_predefinito_20_paragrafo"><text:span text:style-name="T1">delibera in ordine all’esclusione dei soci come da art. 9. </text:span></text:span></text:p>
        </text:list-item>
      </text:list>
      <text:p text:style-name="P16"><text:span text:style-name="Car._20_predefinito_20_paragrafo"><text:span text:style-name="T4"><text:s/></text:span></text:span></text:p>
      <text:p text:style-name="P16"><text:span text:style-name="Car._20_predefinito_20_paragrafo"><text:span text:style-name="T4"><text:s/></text:span></text:span></text:p>
      <text:p text:style-name="P15"><text:span text:style-name="Car._20_predefinito_20_paragrafo"><text:span text:style-name="T4">Art. 22. </text:span></text:span><text:span text:style-name="Car._20_predefinito_20_paragrafo"><text:span text:style-name="T1">In caso venga a mancare in modo irreversibile uno o più consiglieri, il Consiglio Direttivo provvede alla surroga attingendo alla graduatoria dei primi dei non eletti. Allorché questa fosse esaurita, indice elezioni suppletive per i membri da sostituire. <text:s text:c="2"/></text:span></text:span></text:p>
      <text:p text:style-name="P28"><text:soft-page-break/><text:span text:style-name="Car._20_predefinito_20_paragrafo"><text:span text:style-name="T4"><text:s/></text:span></text:span><text:span text:style-name="T5">Il <text:s/>Presidente </text:span></text:p>
      <text:p text:style-name="P13"><text:span text:style-name="Car._20_predefinito_20_paragrafo"><text:span text:style-name="T4">Art. 23. </text:span></text:span><text:span text:style-name="Car._20_predefinito_20_paragrafo"><text:span text:style-name="T1">Il Presidente è il legale rappresentante dell’Associazione ed ha l’uso della firma sociale. A Lui spetta la rappresentanza legale in giudizi sia amministrativi che civili, penali e fiscali, nonché la facoltà di assumere obbligazioni per conto della Associazione, nei confronti di terzi con facoltà di conferire mandati per particolari atti o categorie di atti e per procure alle liti. Dura in carica quanto il Consiglio Direttivo. <text:s/></text:span></text:span></text:p>
      <text:p text:style-name="P6">Può delegare parte dei suoi poteri ad altri consiglieri o associati con procura <text:s/>generale o speciale. In caso di assenza o impedimento le sue mansioni sono esercitate dal vice presidente. </text:p>
      <text:p text:style-name="P28"><text:span text:style-name="Car._20_predefinito_20_paragrafo"><text:span text:style-name="T4"><text:s/></text:span></text:span><text:span text:style-name="T1">Il Tesoriere (NON LO METTEREI)</text:span></text:p>
      <text:p text:style-name="P15"><text:span text:style-name="Car._20_predefinito_20_paragrafo"><text:span text:style-name="T4">Art. 24. </text:span></text:span><text:span text:style-name="Car._20_predefinito_20_paragrafo"><text:span text:style-name="T1">Il Tesoriere sovrintende alla amministrazione e contabilità della Associazione, provvede agli incassi e ai pagamenti autorizzati dal Presidente e alla gestione amministrativa; può delegare alcune delle proprie funzioni al Segretario. Predispone il rendiconto annuale consuntivo della Associazione che, accompagnato da una propria relazione, sottoporrà al Consiglio direttivo per l’approvazione e per la successiva presentazione all’assemblea ordinaria. <text:s/></text:span></text:span></text:p>
      <text:h text:style-name="P35" text:outline-level="1">Il Segretario (RIGHE IN Più INUTILI A MIO AVVISO)</text:h>
      <text:p text:style-name="P15"><text:span text:style-name="Car._20_predefinito_20_paragrafo"><text:span text:style-name="T4">Art. 25. </text:span></text:span><text:span text:style-name="Car._20_predefinito_20_paragrafo"><text:span text:style-name="T1">Il Segretario collabora con il Presidente per l’applicazione dello Statuto, per l’organizzazione e il buon funzionamento della Associazione; sovrintende alla gestione ordinaria dell’ufficio di segreteria; assiste in genere il Presidente; verbalizza le riunioni sia dell’assemblea ordinaria e straordinaria, sia del Consiglio direttivo. <text:s/></text:span></text:span></text:p>
      <text:p text:style-name="P4"><text:span text:style-name="Car._20_predefinito_20_paragrafo"><text:span text:style-name="T1">ART. …... </text:span></text:span><text:span text:style-name="Car._20_predefinito_20_paragrafo"><text:span text:style-name="T8">(Organo di revisione dei conti)</text:span></text:span></text:p>
      <text:p text:style-name="P4"><text:span text:style-name="Car._20_predefinito_20_paragrafo"><text:span text:style-name="T8">L’organo di revisione dei conti è organo di controllo amministrativo-finanziario; può essere composto anche da non soci; qualora venga nominato, esso può essere formato da tre membri effettivi e due supplenti nominati dall’Assemblea dei soci tra persone di comprovata competenza e professionalità, oppure può essere nominato un revisore unico iscritto all’albo dei Revisori contabili nazionale. L’organo rimane in carica per lo stesso tempo del Consiglio Direttivo.</text:span></text:span><text:span text:style-name="Car._20_predefinito_20_paragrafo"><text:span text:style-name="T16"> </text:span></text:span><text:span text:style-name="Car._20_predefinito_20_paragrafo"><text:span text:style-name="T8">L’organo di revisione verifica, almeno semestralmente, la regolare tenuta delle scritture contabili e lo stato di cassa dell’Associazione. Verifica i bilanci consuntivo e preventivo e presenta all’Assemblea dei soci una relazione scritta relativamente ad essi. L’organo di revisione può essere revocato dall’Assemblea solo per giusta causa; l’organo di revisione può assistere alle riunioni del Consiglio direttivo senza diritto di voto.</text:span></text:span></text:p>
      <text:h text:style-name="P35" text:outline-level="1">Patrimonio, esercizio sociale e bilancio </text:h>
      <text:p text:style-name="P5"><text:span text:style-name="Car._20_predefinito_20_paragrafo"><text:span text:style-name="T4">Art. 26. </text:span></text:span><text:span text:style-name="Car._20_predefinito_20_paragrafo"><text:span text:style-name="T13">L’esercizio sociale decorre dal 1° settembre al 31 agosto di ogni anno.</text:span></text:span><text:span text:style-name="Car._20_predefinito_20_paragrafo"><text:span text:style-name="T1"> <text:s/>NOOOOOOOOO!!!</text:span></text:span></text:p>
      <text:p text:style-name="P5"><text:span text:style-name="Car._20_predefinito_20_paragrafo"><text:span text:style-name="T1">Entro il 31 dicembre di ogni anno il Consiglio presenta</text:span></text:span><text:span text:style-name="Car._20_predefinito_20_paragrafo"><text:span text:style-name="T6"> </text:span></text:span><text:span text:style-name="Car._20_predefinito_20_paragrafo"><text:span text:style-name="T1">per l’approvazione all’Assemblea ordinaria</text:span></text:span><text:span text:style-name="Car._20_predefinito_20_paragrafo"><text:span text:style-name="T6">:</text:span></text:span><text:span text:style-name="Car._20_predefinito_20_paragrafo"><text:span text:style-name="T1"> il rendiconto economico e finanziario dell’esercizio trascorso o il bilancio, dal quale dovranno risultare i beni, i contributi o i lasciti ricevuti. </text:span></text:span></text:p>
      <text:p text:style-name="P16"><text:span text:style-name="Car._20_predefinito_20_paragrafo"><text:span text:style-name="T4"><text:s/>Art. 27. </text:span></text:span><text:span text:style-name="Car._20_predefinito_20_paragrafo"><text:span text:style-name="T1">Le entrate dell’Associazione sono costituite da: </text:span></text:span></text:p>
      <text:list xml:id="list3832563709136451644" text:style-name="L7">
        <text:list-item>
          <text:p text:style-name="P53">contributi dei sostenitori e quote associative; </text:p>
        </text:list-item>
        <text:list-item>
          <text:p text:style-name="P49">contributi di privati, dello Stato, di Enti, di Organismi internazionali, di Istituzioni pubbliche finalizzati al sostegno di specifiche e documentate attività o progetti; </text:p>
        </text:list-item>
        <text:list-item>
          <text:p text:style-name="P53">donazioni e lasciti testamentari; </text:p>
        </text:list-item>
        <text:list-item>
          <text:p text:style-name="P61"><text:soft-page-break/>entrate derivanti da prestazioni di servizi convenzionati; <text:s/></text:p>
        </text:list-item>
        <text:list-item>
          <text:p text:style-name="P49">proventi delle cessione di beni e servizi agli associati e a terzi, anche attraverso lo svolgimento di attività economiche di natura commerciale svolte in maniera ausiliaria e sussidiaria e comunque finalizzate al raggiungimento degli obiettivi istituzionali; </text:p>
        </text:list-item>
        <text:list-item>
          <text:p text:style-name="P60"><text:span text:style-name="Car._20_predefinito_20_paragrafo"><text:span text:style-name="T1">entrate derivanti da iniziative promozionali finalizzate al proprio finanziamento; </text:span></text:span></text:p>
        </text:list-item>
        <text:list-item>
          <text:p text:style-name="P60"><text:span text:style-name="Car._20_predefinito_20_paragrafo"><text:span text:style-name="T1">Ogni altro tipo di entrate ammesse ai sensi della L.383/2000. </text:span></text:span></text:p>
        </text:list-item>
      </text:list>
      <text:p text:style-name="P18"><text:s/>I proventi delle varie attività non possono, in nessun caso, essere divisi fra gli associati, anche in forme indirette. Un eventuale avanzo di gestione dovrà essere reinvestito a favore dELLE attività istituzionali <text:span text:style-name="T12">statutariamente previste(NON LO METTETE)</text:span>. </text:p>
      <text:p text:style-name="P17"><text:span text:style-name="Car._20_predefinito_20_paragrafo"><text:span text:style-name="T4"><text:s/>Art. 28. </text:span></text:span><text:span text:style-name="Car._20_predefinito_20_paragrafo"><text:span text:style-name="T1">Il patrimonio sociale può essere costituito da: </text:span></text:span></text:p>
      <text:list xml:id="list9124437611540221086" text:style-name="L8">
        <text:list-item>
          <text:p text:style-name="P70">beni immobili e mobili; </text:p>
        </text:list-item>
        <text:list-item>
          <text:p text:style-name="P71">azioni, obbligazioni ed altri titoli pubblici e privati; </text:p>
        </text:list-item>
        <text:list-item>
          <text:p text:style-name="P70">donazioni, lasciti o successioni; <text:s/></text:p>
        </text:list-item>
        <text:list-item>
          <text:p text:style-name="P72">altri accantonamenti e disponibilità patrimoniali. </text:p>
        </text:list-item>
      </text:list>
      <text:p text:style-name="P16"><text:span text:style-name="Car._20_predefinito_20_paragrafo"><text:span text:style-name="T4"><text:s text:c="2"/>Art. 29. </text:span></text:span><text:span text:style-name="Car._20_predefinito_20_paragrafo"><text:span text:style-name="T1">Il patrimonio sociale deve essere utilizzato, secondo le leggi vigenti, nel modo più opportuno per il conseguimento delle finalità dell’Associazione. </text:span></text:span></text:p>
      <text:p text:style-name="P4"><text:span text:style-name="Car._20_predefinito_20_paragrafo"><text:span text:style-name="T15">ART. …...... </text:span></text:span><text:span text:style-name="Car._20_predefinito_20_paragrafo"><text:span text:style-name="T13">Regolamenti interni - </text:span></text:span><text:span text:style-name="Car._20_predefinito_20_paragrafo"><text:span text:style-name="T14">Particolari norme di funzionamento e di esecuzione del presente statuto, nonché l’eventuale suddivisione dei soci in diverse categorie, potranno essere disposte con regolamenti interni da elaborasi a cura del Consiglio direttivo e con ratifica dell’assemblea dei soci.</text:span></text:span></text:p>
      <text:p text:style-name="P28"><text:span text:style-name="Car._20_predefinito_20_paragrafo"><text:span text:style-name="T4"><text:s/></text:span></text:span><text:span text:style-name="T5">Scioglimento dell’Associazione e devoluzione dei beni </text:span></text:p>
      <text:p text:style-name="P5"><text:span text:style-name="Car._20_predefinito_20_paragrafo"><text:span text:style-name="T4">Art. 30. </text:span></text:span><text:span text:style-name="Car._20_predefinito_20_paragrafo"><text:span text:style-name="T1">Lo scioglimento dell’Associazione viene deciso dall’Assemblea che si riunisce in forma straordinaria ai sensi dell’art. 15 del presente statuto. </text:span></text:span></text:p>
      <text:p text:style-name="P6">In caso di scioglimento, il patrimonio dell’Associazione, dedotte le passività, verrà devoluto ad altra associazione con finalità di utilità sociale, salvo diversa destinazione imposta dalla legge. </text:p>
      <text:p text:style-name="P10">In nessun caso possono essere distribuiti beni, utili e riserve agli associati. </text:p>
      <text:p text:style-name="P28"><text:span text:style-name="Car._20_predefinito_20_paragrafo"><text:span text:style-name="T4"><text:s/></text:span></text:span><text:span text:style-name="T5">Norma finale </text:span></text:p>
      <text:p text:style-name="P5"><text:span text:style-name="Car._20_predefinito_20_paragrafo"><text:span text:style-name="T4">Art. 31. </text:span></text:span><text:span text:style-name="Car._20_predefinito_20_paragrafo"><text:span text:style-name="T1">Il presente Statuto deve essere osservato come atto fondamentale dell’Associazione. Per quanto non vi viene espressamente previsto si fa riferimento alle vigenti disposizioni previste dal Codice Civile e leggi vigenti <text:s/>in materia. <text:s/></text:span></text:span></text:p>
      <text:p text:style-name="P26"><text:span text:style-name="Car._20_predefinito_20_paragrafo"><text:span text:style-name="T7"><text:s/></text:span></text:span></text:p>
      <text:p text:style-name="P27"><text:span text:style-name="Car._20_predefinito_20_paragrafo"><text:span text:style-name="T7"><text:s/></text:span></text:span></text:p>
      <text:p text:style-name="P29"><text:span text:style-name="Car._20_predefinito_20_paragrafo"><text:span text:style-name="T7">Imola</text:span></text:span></text:p>
      <text:p text:style-name="P20"><text:span text:style-name="Car._20_predefinito_20_paragrafo"><text:span text:style-name="T7"><text:s/></text:span></text:span></text:p>
      <text:p text:style-name="P29"><text:span text:style-name="Car._20_predefinito_20_paragrafo"><text:span text:style-name="T7">FIRMA <text:s/></text:span></text:span></text:p>
      <text:p text:style-name="P22"><text:soft-page-break/><text:span text:style-name="Car._20_predefinito_20_paragrafo"><text:span text:style-name="T7"><text:s/></text:span></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ymbol" svg:font-family="'Segoe UI Symbo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next-style-name="Normale" style:default-outline-level="1">
      <style:paragraph-properties fo:margin="100%" fo:margin-left="0.044cm" fo:margin-right="0cm" fo:margin-top="0cm" fo:margin-bottom="0.132cm" fo:keep-together="always" fo:hyphenation-ladder-count="no-limit" fo:text-indent="-0.018cm" style:auto-text-indent="false" fo:keep-with-next="always">
        <style:tab-stops/>
      </style:paragraph-properties>
      <style:text-properties fo:color="#000000" style:font-name="Cambria" fo:font-weight="bold" style:font-name-asian="Cambria" style:language-asian="it" style:country-asian="IT" style:font-weight-asian="bold" style:font-name-complex="Cambria" fo:hyphenate="false" fo:hyphenation-remain-char-count="0" fo:hyphenation-push-char-count="0"/>
    </style:style>
    <style:style style:name="Normale" style:family="paragraph">
      <style:paragraph-properties fo:margin="100%" fo:margin-left="0.044cm" fo:margin-right="0cm" fo:margin-top="0cm" fo:margin-bottom="0.36cm" fo:line-height="112%" fo:text-align="justify" style:justify-single-word="false" fo:hyphenation-ladder-count="no-limit" fo:text-indent="-0.018cm" style:auto-text-indent="false">
        <style:tab-stops/>
      </style:paragraph-properties>
      <style:text-properties fo:color="#000000" style:font-name="Cambria" style:font-name-asian="Cambria" style:language-asian="it" style:country-asian="IT" style:font-name-complex="Cambria"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499cm"/>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Cambria" fo:font-weight="bold" style:font-name-asian="Cambria" style:language-asian="it" style:country-asian="IT" style:font-weight-asian="bold" style:font-name-complex="Cambria"/>
    </style:style>
    <style:style style:name="WW_5f_CharLFO1LVL1" style:display-name="WW_CharLFO1LVL1"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1LVL2" style:display-name="WW_CharLFO1LVL2"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1LVL3" style:display-name="WW_CharLFO1LVL3"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1LVL4" style:display-name="WW_CharLFO1LVL4"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1LVL5" style:display-name="WW_CharLFO1LVL5"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1LVL6" style:display-name="WW_CharLFO1LVL6"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1LVL7" style:display-name="WW_CharLFO1LVL7"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1LVL8" style:display-name="WW_CharLFO1LVL8"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1LVL9" style:display-name="WW_CharLFO1LVL9"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2LVL1" style:display-name="WW_CharLFO2LVL1"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2LVL2" style:display-name="WW_CharLFO2LVL2"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2LVL3" style:display-name="WW_CharLFO2LVL3"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2LVL4" style:display-name="WW_CharLFO2LVL4"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2LVL5" style:display-name="WW_CharLFO2LVL5"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2LVL6" style:display-name="WW_CharLFO2LVL6"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2LVL7" style:display-name="WW_CharLFO2LVL7"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2LVL8" style:display-name="WW_CharLFO2LVL8"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2LVL9" style:display-name="WW_CharLFO2LVL9"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3LVL1" style:display-name="WW_CharLFO3LVL1"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3LVL2" style:display-name="WW_CharLFO3LVL2"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3LVL3" style:display-name="WW_CharLFO3LVL3"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3LVL4" style:display-name="WW_CharLFO3LVL4"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3LVL5" style:display-name="WW_CharLFO3LVL5"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3LVL6" style:display-name="WW_CharLFO3LVL6"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3LVL7" style:display-name="WW_CharLFO3LVL7"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3LVL8" style:display-name="WW_CharLFO3LVL8"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3LVL9" style:display-name="WW_CharLFO3LVL9"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4LVL1" style:display-name="WW_CharLFO4LVL1"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4LVL2" style:display-name="WW_CharLFO4LVL2"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4LVL3" style:display-name="WW_CharLFO4LVL3"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4LVL4" style:display-name="WW_CharLFO4LVL4"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4LVL5" style:display-name="WW_CharLFO4LVL5"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4LVL6" style:display-name="WW_CharLFO4LVL6"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4LVL7" style:display-name="WW_CharLFO4LVL7"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4LVL8" style:display-name="WW_CharLFO4LVL8"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4LVL9" style:display-name="WW_CharLFO4LVL9"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5LVL1" style:display-name="WW_CharLFO5LVL1"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2" style:display-name="WW_CharLFO5LVL2"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5LVL3" style:display-name="WW_CharLFO5LVL3"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5LVL4" style:display-name="WW_CharLFO5LVL4"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5" style:display-name="WW_CharLFO5LVL5"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5LVL6" style:display-name="WW_CharLFO5LVL6"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5LVL7" style:display-name="WW_CharLFO5LVL7"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8" style:display-name="WW_CharLFO5LVL8"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5LVL9" style:display-name="WW_CharLFO5LVL9"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6LVL1" style:display-name="WW_CharLFO6LVL1"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6LVL2" style:display-name="WW_CharLFO6LVL2"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6LVL3" style:display-name="WW_CharLFO6LVL3"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6LVL4" style:display-name="WW_CharLFO6LVL4"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6LVL5" style:display-name="WW_CharLFO6LVL5"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6LVL6" style:display-name="WW_CharLFO6LVL6"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6LVL7" style:display-name="WW_CharLFO6LVL7"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6LVL8" style:display-name="WW_CharLFO6LVL8"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6LVL9" style:display-name="WW_CharLFO6LVL9"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7LVL1" style:display-name="WW_CharLFO7LVL1"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7LVL2" style:display-name="WW_CharLFO7LVL2"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7LVL3" style:display-name="WW_CharLFO7LVL3"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7LVL4" style:display-name="WW_CharLFO7LVL4"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7LVL5" style:display-name="WW_CharLFO7LVL5"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7LVL6" style:display-name="WW_CharLFO7LVL6"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7LVL7" style:display-name="WW_CharLFO7LVL7"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7LVL8" style:display-name="WW_CharLFO7LVL8"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7LVL9" style:display-name="WW_CharLFO7LVL9" style:family="text">
      <style:text-properties fo:color="#000000" style:text-line-through-style="none" style:text-position="0% 100%" style:font-name="Segoe UI Symbol" fo:font-size="11pt" fo:font-style="normal" style:text-underline-style="none" fo:font-weight="normal" fo:background-color="transparent" style:font-name-asian="Segoe UI Symbol" style:font-size-asian="11pt" style:font-style-asian="normal" style:font-weight-asian="normal" style:font-name-complex="Segoe UI Symbol" style:font-size-complex="11pt"/>
    </style:style>
    <style:style style:name="WW_5f_CharLFO8LVL1" style:display-name="WW_CharLFO8LVL1"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8LVL2" style:display-name="WW_CharLFO8LVL2"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8LVL3" style:display-name="WW_CharLFO8LVL3"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8LVL4" style:display-name="WW_CharLFO8LVL4"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8LVL5" style:display-name="WW_CharLFO8LVL5"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8LVL6" style:display-name="WW_CharLFO8LVL6"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8LVL7" style:display-name="WW_CharLFO8LVL7"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8LVL8" style:display-name="WW_CharLFO8LVL8"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WW_5f_CharLFO8LVL9" style:display-name="WW_CharLFO8LVL9" style:family="text">
      <style:text-properties fo:color="#000000" style:text-line-through-style="none" style:text-position="0% 100%" style:font-name="Cambria" fo:font-size="11pt" fo:font-style="normal" style:text-underline-style="none" fo:font-weight="normal" fo:background-color="transparent" style:font-name-asian="Cambria" style:font-size-asian="11pt" style:font-style-asian="normal" style:font-weight-asian="normal" style:font-name-complex="Cambria" style:font-size-complex="11pt"/>
    </style:style>
    <style:style style:name="Line_20_numbering" style:display-name="Line numbering"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e">
      <style:paragraph-properties fo:margin-left="0.026cm" fo:margin-right="-0.967cm" fo:margin-top="0cm" fo:margin-bottom="0cm" fo:line-height="107%" fo:text-align="start" style:justify-single-word="false" fo:text-indent="0cm" style:auto-text-indent="false">
        <style:tab-stops/>
      </style:paragraph-properties>
    </style:style>
    <style:style style:name="MP2" style:family="paragraph" style:parent-style-name="Normale">
      <style:paragraph-properties fo:margin-left="0cm" fo:margin-right="0.004cm" fo:margin-top="0cm" fo:margin-bottom="0cm" fo:line-height="107%" fo:text-align="end" style:justify-single-word="false" fo:text-indent="0cm" style:auto-text-indent="false">
        <style:tab-stops/>
      </style:paragraph-properties>
    </style:style>
    <style:style style:name="MT1" style:family="text">
      <style:text-properties style:font-name="Calibri" style:font-name-asian="Calibri" style:font-name-complex="Calibri"/>
    </style:style>
    <style:style style:name="MT2" style:family="text">
      <style:text-properties style:font-name="Calibri" fo:font-size="8pt" style:font-name-asian="Calibri" style:font-size-asian="8pt" style:font-name-complex="Calibr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397cm" fo:margin-bottom="1.249cm" fo:margin-left="1.972cm" fo:margin-right="1.995cm" style:writing-mode="lr-tb" style:footnote-max-height="0cm">
        <style:footnote-sep style:width="0.018cm" style:adjustment="left" style:rel-width="33%" style:color="#000000"/>
      </style:page-layout-properties>
      <style:header-style>
        <style:header-footer-properties fo:min-height="2.371cm" fo:margin-left="0cm" fo:margin-right="0cm" fo:margin-bottom="0cm" style:dynamic-spacing="true"/>
      </style:header-style>
      <style:footer-style>
        <style:header-footer-properties fo:min-height="0.81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FABLAB IMOLA<text:span text:style-name="Car._20_predefinito_20_paragrafo"><text:span text:style-name="MT1"> </text:span></text:span><text:span text:style-name="Car._20_predefinito_20_paragrafo"><text:span text:style-name="MT1"><text:tab/></text:span></text:span></text:p>
      </style:header>
      <style:footer>
        <text:p text:style-name="MP2"><text:span text:style-name="Car._20_predefinito_20_paragrafo"><text:span text:style-name="MT2">F</text:span></text:span><text:span text:style-name="Car._20_predefinito_20_paragrafo"><text:span text:style-name="MT2">abLab</text:span></text:span><text:span text:style-name="Car._20_predefinito_20_paragrafo"><text:span text:style-name="MT2"> Imola</text:span></text:span><text:span text:style-name="Car._20_predefinito_20_paragrafo"><text:span text:style-name="MT2"> </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dc:description/>
    <dc:subject/>
    <meta:initial-creator>Marco Martelli</meta:initial-creator>
    <dc:creator>caterina komel</dc:creator>
    <meta:creation-date>2014-11-16T18:35:00Z</meta:creation-date>
    <dc:date>2014-11-19T11:31:02.65</dc:date>
    <meta:editing-cycles>7</meta:editing-cycles>
    <meta:editing-duration>PT58M42S</meta:editing-duration>
    <meta:document-statistic meta:table-count="0" meta:image-count="0" meta:object-count="0" meta:page-count="8" meta:paragraph-count="147" meta:word-count="2659" meta:character-count="18683"/>
    <meta:template xlink:type="simple" xlink:actuate="onRequest" xlink:title="" xlink:href="../../Impostazioni%20locali/Temp/Statuto%20Fab%20Lab%20Imola.docx.odt/Normal"/>
  </office:meta>
</office:document-meta>
</file>